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1000002587A93128A1300A8EB.png" manifest:media-type="image/png"/>
  <manifest:file-entry manifest:full-path="Pictures/100000000000017C0000014E6FC440E99D4860C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10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4.607cm" svg:y="4.83cm" svg:width="7.969cm" svg:height="8.063cm" draw:z-index="0"><draw:image xlink:href="Pictures/1000000000000251000002587A93128A1300A8EB.png" xlink:type="simple" xlink:show="embed" xlink:actuate="onLoad" loext:mime-type="image/png"/></draw:frame><draw:frame draw:style-name="fr2" draw:name="Imagen2" text:anchor-type="paragraph" svg:x="15.998cm" svg:y="7.588cm" svg:width="4.092cm" svg:height="2.187cm" draw:z-index="1"><draw:image xlink:href="Pictures/100000000000017C0000014E6FC440E99D4860C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0:18:14.224000000</meta:creation-date>
    <dc:date>2019-12-02T00:25:36.498000000</dc:date>
    <meta:editing-duration>PT7M2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2.5.2$Windows_X86_64 LibreOffice_project/1ec314fa52f458adc18c4f025c545a4e8b22c159</meta:generator>
  </office:meta>
</office:document-meta>
</file>